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28.75cm" fo:min-width="40.5cm" fo:padding-top="0.165cm" fo:padding-bottom="0.165cm" fo:padding-left="0.29cm" fo:padding-right="0.29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solid" draw:fill-color="#808080" draw:textarea-horizontal-align="justify" draw:textarea-vertical-align="middle" draw:auto-grow-height="false" fo:min-height="9.95cm" fo:min-width="9.7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10.358cm" fo:min-width="10.108cm"/>
      <style:paragraph-properties style:writing-mode="lr-tb"/>
    </style:style>
    <style:style style:name="gr4" style:family="graphic" style:parent-style-name="standard">
      <style:graphic-properties svg:stroke-color="#1c1c1c" draw:fill-color="#1c1c1c" draw:textarea-horizontal-align="justify" draw:textarea-vertical-align="middle" draw:auto-grow-height="false" fo:min-height="9.95cm" fo:min-width="9.7cm"/>
      <style:paragraph-properties style:writing-mode="lr-tb"/>
    </style:style>
    <style:style style:name="gr5" style:family="graphic" style:parent-style-name="standard">
      <style:graphic-properties svg:stroke-color="#ff0000" draw:fill-color="#ff0000" draw:textarea-horizontal-align="justify" draw:textarea-vertical-align="middle" draw:auto-grow-height="false" fo:min-height="1.164cm" fo:min-width="0.914cm"/>
      <style:paragraph-properties style:writing-mode="lr-tb"/>
    </style:style>
    <style:style style:name="gr6" style:family="graphic" style:parent-style-name="standard">
      <style:graphic-properties svg:stroke-color="#ff0000" draw:fill-color="#ff0000" draw:textarea-horizontal-align="justify" draw:textarea-vertical-align="middle" draw:auto-grow-height="false" fo:min-height="3.428cm" fo:min-width="3.178cm"/>
      <style:paragraph-properties style:writing-mode="lr-tb"/>
    </style:style>
    <style:style style:name="gr7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75cm" fo:min-width="6.5cm" fo:padding-top="0.142cm" fo:padding-bottom="0.142cm" fo:padding-left="0.267cm" fo:padding-right="0.267cm"/>
      <style:paragraph-properties style:writing-mode="lr-tb"/>
    </style:style>
    <style:style style:name="gr8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75cm" fo:min-width="1.5cm" fo:padding-top="0.142cm" fo:padding-bottom="0.142cm" fo:padding-left="0.267cm" fo:padding-right="0.267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fo:font-size="72pt" style:font-size-asian="72pt" style:font-size-complex="72pt"/>
    </style:style>
    <style:style style:name="P3" style:family="paragraph">
      <loext:graphic-properties draw:fill="solid" draw:fill-color="#808080"/>
      <style:paragraph-properties fo:text-align="center" style:writing-mode="lr-tb"/>
      <style:text-properties fo:font-size="72pt" style:font-size-asian="72pt" style:font-size-complex="72pt"/>
    </style:style>
    <style:style style:name="P4" style:family="paragraph">
      <style:paragraph-properties fo:text-align="center" style:writing-mode="lr-tb"/>
      <style:text-properties fo:color="#ffffff" fo:font-size="72pt" style:font-size-asian="72pt" style:font-size-complex="72pt"/>
    </style:style>
    <style:style style:name="P5" style:family="paragraph">
      <loext:graphic-properties draw:fill="solid" draw:fill-color="#000000"/>
      <style:paragraph-properties fo:text-align="center" style:writing-mode="lr-tb"/>
      <style:text-properties fo:color="#ffffff" fo:font-size="72pt" style:font-size-asian="72pt" style:font-size-complex="72pt"/>
    </style:style>
    <style:style style:name="P6" style:family="paragraph">
      <loext:graphic-properties draw:fill-color="#1c1c1c"/>
      <style:paragraph-properties fo:text-align="center" style:writing-mode="lr-tb"/>
      <style:text-properties fo:color="#ffffff" fo:font-size="72pt" style:font-size-asian="72pt" style:font-size-complex="72pt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-color="#ff0000"/>
      <style:paragraph-properties fo:text-align="center" style:writing-mode="lr-tb"/>
    </style:style>
    <style:style style:name="P9" style:family="paragraph">
      <style:paragraph-properties fo:text-align="center" style:writing-mode="lr-tb"/>
      <style:text-properties fo:font-size="54pt" style:font-size-asian="54pt" style:font-size-complex="54pt"/>
    </style:style>
    <style:style style:name="P10" style:family="paragraph">
      <loext:graphic-properties draw:fill-color="#ff0000"/>
      <style:paragraph-properties fo:text-align="center" style:writing-mode="lr-tb"/>
      <style:text-properties fo:font-size="54pt" style:font-size-asian="54pt" style:font-size-complex="54pt"/>
    </style:style>
    <style:style style:name="P11" style:family="paragraph">
      <style:paragraph-properties fo:text-align="center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color="#ffffff" fo:font-size="72pt" style:font-size-asian="72pt" style:font-size-complex="72pt"/>
    </style:style>
    <style:style style:name="T3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1cm" svg:height="29cm" svg:x="8cm" svg:y="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0.2cm" svg:height="10.2cm" svg:x="9cm" svg:y="9cm">
          <text:p text:style-name="P2"><text:span text:style-name="T1">AÜ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0.2cm" svg:height="10.2cm" svg:x="22cm" svg:y="9cm">
          <text:p text:style-name="P2"><text:span text:style-name="T1">AÜ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5cm" svg:height="15cm" svg:x="34cm" svg:y="8cm">
          <text:p text:style-name="P4"><text:span text:style-name="T2">Netztraf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10.2cm" svg:height="10.2cm" svg:x="37.4cm" svg:y="25cm">
          <text:p text:style-name="P4"><text:span text:style-name="T2">Drossel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cm" svg:height="2cm" svg:x="14.5cm" svg:y="31.2cm">
          <text:p text:style-name="P7">8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0" draw:layer="layout" svg:width="5.2cm" svg:height="5.2cm" svg:x="16.4cm" svg:y="22cm">
          <text:p text:style-name="P9"><text:span text:style-name="T3">KT8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0" draw:layer="layout" svg:width="5.2cm" svg:height="5.2cm" svg:x="9.4cm" svg:y="22cm">
          <text:p text:style-name="P9"><text:span text:style-name="T3">KT8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2cm" svg:height="2cm" svg:x="14.5cm" svg:y="27.6cm">
          <text:p text:style-name="P7">8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2cm" svg:height="2cm" svg:x="18cm" svg:y="29.6cm">
          <text:p text:style-name="P7">EM8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2cm" svg:height="2cm" svg:x="28.5cm" svg:y="31.2cm">
          <text:p text:style-name="P7">8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0" draw:layer="layout" svg:width="5.2cm" svg:height="5.2cm" svg:x="30.4cm" svg:y="22cm">
          <text:p text:style-name="P9"><text:span text:style-name="T3">KT8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0" draw:layer="layout" svg:width="5.2cm" svg:height="5.2cm" svg:x="23.4cm" svg:y="22cm">
          <text:p text:style-name="P9"><text:span text:style-name="T3">KT8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2cm" svg:height="2cm" svg:x="28.5cm" svg:y="27.6cm">
          <text:p text:style-name="P7">8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2cm" svg:height="2cm" svg:x="25cm" svg:y="29.5cm">
          <text:p text:style-name="P7">EM8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7cm" svg:height="2cm" svg:x="39cm" svg:y="4cm">
          <text:p text:style-name="P11">Netzanschluss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cm" svg:height="2cm" svg:x="11.6cm" svg:y="4cm">
          <text:p text:style-name="P11">4Ω L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cm" svg:height="2cm" svg:x="14.6cm" svg:y="4cm">
          <text:p text:style-name="P11">8Ω L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cm" svg:height="2cm" svg:x="24.6cm" svg:y="4cm">
          <text:p text:style-name="P11">4Ω L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cm" svg:height="2cm" svg:x="27.6cm" svg:y="4cm">
          <text:p text:style-name="P11">8Ω L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cm" svg:height="2cm" svg:x="5cm" svg:y="33cm">
          <text:p text:style-name="P11">Klinke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cm" svg:height="2cm" svg:x="5cm" svg:y="30.4cm">
          <text:p text:style-name="P11">Cinch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cm" svg:height="2cm" svg:x="5cm" svg:y="27.8cm">
          <text:p text:style-name="P11">BT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cm" svg:height="2cm" svg:x="21.5cm" svg:y="38cm">
          <text:p text:style-name="P11">Vol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5T16:12:09.673314335</meta:creation-date>
    <dc:date>2022-10-12T20:31:03.356402559</dc:date>
    <meta:editing-duration>PT23H51M21S</meta:editing-duration>
    <meta:editing-cycles>4</meta:editing-cycles>
    <meta:generator>LibreOffice/6.4.7.2$Linux_X86_64 LibreOffice_project/40$Build-2</meta:generator>
    <meta:document-statistic meta:object-count="24"/>
  </office:meta>
</office:document-meta>
</file>